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Heading_20_4" style:list-style-name="L3">
      <style:text-properties officeooo:paragraph-rsid="001c8222"/>
    </style:style>
    <style:style style:name="P2" style:family="paragraph" style:parent-style-name="Heading_20_4" style:list-style-name="L2">
      <style:text-properties officeooo:paragraph-rsid="001c8222"/>
    </style:style>
    <style:style style:name="P3" style:family="paragraph" style:parent-style-name="Standard">
      <style:text-properties fo:font-size="16pt" fo:font-weight="bold" officeooo:rsid="001c8222" officeooo:paragraph-rsid="001c8222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paragraph-rsid="001c8222"/>
    </style:style>
    <style:style style:name="P5" style:family="paragraph" style:parent-style-name="Text_20_body">
      <style:text-properties officeooo:rsid="001c8222" officeooo:paragraph-rsid="001c8222"/>
    </style:style>
    <style:style style:name="P6" style:family="paragraph" style:parent-style-name="Text_20_body">
      <style:text-properties fo:font-weight="bold" officeooo:rsid="001c8222" officeooo:paragraph-rsid="001c8222" style:font-weight-asian="bold" style:font-weight-complex="bold"/>
    </style:style>
    <style:style style:name="P7" style:family="paragraph" style:parent-style-name="Text_20_body">
      <style:text-properties fo:font-size="16pt" fo:font-weight="bold" officeooo:rsid="001c8222" officeooo:paragraph-rsid="001c8222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fo:color="#000000" loext:opacity="100%" fo:font-size="10pt" officeooo:rsid="001c8222" officeooo:paragraph-rsid="001c8222" fo:background-color="#ffff00" style:font-size-asian="10pt" style:font-size-complex="10pt"/>
    </style:style>
    <style:style style:name="P9" style:family="paragraph" style:parent-style-name="Text_20_body">
      <style:text-properties officeooo:paragraph-rsid="001d6fa8"/>
    </style:style>
    <style:style style:name="P10" style:family="paragraph" style:parent-style-name="Text_20_body">
      <style:paragraph-properties fo:margin-top="0in" fo:margin-bottom="0in" style:contextual-spacing="false"/>
      <style:text-properties fo:font-size="10pt" officeooo:rsid="001c8222" officeooo:paragraph-rsid="001c8222" fo:background-color="#ffff00" style:font-size-asian="10pt" style:font-size-complex="10pt"/>
    </style:style>
    <style:style style:name="P11" style:family="paragraph" style:parent-style-name="Text_20_body">
      <style:paragraph-properties fo:margin-top="0in" fo:margin-bottom="0in" style:contextual-spacing="false"/>
      <style:text-properties fo:font-size="10pt" officeooo:rsid="001c8222" officeooo:paragraph-rsid="001d6fa8" fo:background-color="#ffff00" style:font-size-asian="10pt" style:font-size-complex="10pt"/>
    </style:style>
    <style:style style:name="T1" style:family="text">
      <style:text-properties officeooo:rsid="001c8222"/>
    </style:style>
    <style:style style:name="T2" style:family="text">
      <style:text-properties fo:font-size="12pt" fo:font-weight="normal" officeooo:rsid="001c8222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8222" style:font-weight-asian="bold" style:font-weight-complex="bold"/>
    </style:style>
    <style:style style:name="T5" style:family="text">
      <style:text-properties fo:font-variant="normal" fo:text-transform="none" fo:color="#cccccc" loext:opacity="100%" style:font-name="Poppins" fo:font-size="12pt" fo:letter-spacing="normal" fo:font-style="normal" fo:font-weight="normal"/>
    </style:style>
    <style:style style:name="T6" style:family="text">
      <style:text-properties fo:font-variant="normal" fo:text-transform="none" fo:color="#cccccc" loext:opacity="100%" style:font-name="Poppins" fo:font-size="12pt" fo:letter-spacing="normal" fo:font-style="normal" fo:font-weight="normal" officeooo:rsid="001d6fa8"/>
    </style:style>
    <style:style style:name="T7" style:family="text">
      <style:text-properties fo:font-variant="normal" fo:text-transform="none" fo:color="#cccccc" loext:opacity="100%" fo:letter-spacing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Poppins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Poppins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font-name="Poppins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Liberation Serif"/>
    </style:style>
    <style:style style:name="T15" style:family="text">
      <style:text-properties officeooo:rsid="001d6fa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ing a new EC2</text:p>
      <text:list text:style-name="L2">
        <text:list-item>
          <text:list>
            <text:list-item>
              <text:list>
                <text:list-item>
                  <text:list>
                    <text:list-item>
                      <text:h text:style-name="P2" text:outline-level="4"><text:span text:style-name="Source_20_Text"><text:span text:style-name="T2">Launch a new instance</text:span></text:span></text:h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h text:style-name="P1" text:outline-level="4"><text:span text:style-name="Source_20_Text"><text:span text:style-name="T2">Select an OS</text:span></text:span></text:h>
                    </text:list-item>
                    <text:list-item>
                      <text:h text:style-name="P1" text:outline-level="4"><text:span text:style-name="Source_20_Text"><text:span text:style-name="T2">Select size</text:span></text:span></text:h>
                    </text:list-item>
                    <text:list-item>
                      <text:h text:style-name="P1" text:outline-level="4"><text:span text:style-name="Source_20_Text"><text:span text:style-name="T2">Create a new Key pair</text:span></text:span></text:h>
                    </text:list-item>
                    <text:list-item>
                      <text:h text:style-name="P1" text:outline-level="4"><text:span text:style-name="Source_20_Text"><text:span text:style-name="T2">Select Size</text:span></text:span></text:h>
                    </text:list-item>
                    <text:list-item>
                      <text:h text:style-name="P1" text:outline-level="4"><text:span text:style-name="Source_20_Text"><text:span text:style-name="T2">Allow traffic on http/https</text:span>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line-break/><text:span text:style-name="T4">Then give permission to .pem file(where your vm private key stored)</text:span></text:p>
      <text:p text:style-name="Text_20_body"><text:tab/>chmod 700 kirat-class.pem</text:p>
      <text:p text:style-name="P5"><text:span text:style-name="T3">Then ssh into machine</text:span> </text:p>
      <text:p text:style-name="P5">ssh -i kirat-class.pem ubuntu@&lt;url of ec2 server&gt;</text:p>
      <text:p text:style-name="P5">then u can install node js and git clone in that machine and make a domain running </text:p>
      <text:p text:style-name="P5">after that u can access the webiste on <text:s/>&lt;url of ec2 server&gt;:port no</text:p>
      <text:p text:style-name="P5"/>
      <text:p text:style-name="P7">Nginx</text:p>
      <text:p text:style-name="P5">sudo apt update</text:p>
      <text:p text:style-name="P5">sudo apt install nginx</text:p>
      <text:p text:style-name="P5"/>
      <text:p text:style-name="P5">start nginx server on port 80 on network tab of ec2 machine as well in aws dashboard</text:p>
      <text:p text:style-name="P5"/>
      <text:p text:style-name="P4"><text:span text:style-name="T1">and then go to </text:span><text:span text:style-name="T8">sudo vi /etc/nginx/nginx.</text:span><text:span text:style-name="T14">conf</text:span> <text:s/><text:span text:style-name="T1">and here past the configuration in doc below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onfiguration-</text:p>
      <text:p text:style-name="P5"><text:span text:style-name="T9"/></text:p>
      <text:p text:style-name="P10"><text:span text:style-name="T11">events { </text:span></text:p>
      <text:p text:style-name="P10"><text:span text:style-name="T11"># </text:span><text:span text:style-name="T13">Event</text:span><text:span text:style-name="T12"> </text:span><text:span text:style-name="T11">directives…</text:span></text:p>
      <text:p text:style-name="P10"><text:span text:style-name="T11"><text:s/>} </text:span></text:p>
      <text:p text:style-name="P10"><text:span text:style-name="T11">http { </text:span></text:p>
      <text:p text:style-name="P10"><text:span text:style-name="T11">server { </text:span></text:p>
      <text:p text:style-name="P10"><text:span text:style-name="T11">listen </text:span><text:span text:style-name="T13">80</text:span><text:span text:style-name="T11">; </text:span></text:p>
      <text:p text:style-name="P10"><text:span text:style-name="T11">server_name be1.100xdevs.</text:span><text:span text:style-name="T13">com</text:span><text:span text:style-name="T11">;</text:span></text:p>
      <text:p text:style-name="P10"><text:span text:style-name="T11"><text:s/>location / { </text:span></text:p>
      <text:p text:style-name="P10"><text:span text:style-name="T11"><text:tab/>proxy_pass </text:span><text:span text:style-name="T13">http</text:span><text:span text:style-name="T11">:</text:span><text:span text:style-name="T13">//localhost:8080;</text:span><text:span text:style-name="T12"> </text:span></text:p>
      <text:p text:style-name="P10"><text:span text:style-name="T11"><text:tab/>proxy_http_version </text:span><text:span text:style-name="T13">1.1</text:span><text:span text:style-name="T11">;</text:span></text:p>
      <text:p text:style-name="P10"><text:span text:style-name="T11"><text:tab/> proxy_set_header </text:span><text:span text:style-name="T13">Upgrade</text:span><text:span text:style-name="T12"> </text:span><text:span text:style-name="T11">$http_upgrade; </text:span></text:p>
      <text:p text:style-name="P11"><text:span text:style-name="T11"><text:tab/>proxy_set_header </text:span><text:span text:style-name="T13">Connection</text:span><text:span text:style-name="T12"> </text:span><text:span text:style-name="T13">'upgrade'</text:span><text:span text:style-name="T11">; </text:span></text:p>
      <text:p text:style-name="P11"><text:span text:style-name="T11"><text:tab/>proxy_set_header </text:span><text:span text:style-name="T13">Host</text:span><text:span text:style-name="T12"> </text:span><text:span text:style-name="T11">$host; </text:span></text:p>
      <text:p text:style-name="P11"><text:span text:style-name="T11"><text:tab/>proxy_cache_bypass $http_upgrade; </text:span></text:p>
      <text:p text:style-name="P11"><text:span text:style-name="T11">}</text:span></text:p>
      <text:p text:style-name="P11"><text:span text:style-name="T11"><text:s/>} </text:span></text:p>
      <text:p text:style-name="P11"><text:span text:style-name="T11">}</text:span></text:p>
      <text:p text:style-name="P8"/>
      <text:p text:style-name="P5"/>
      <text:p text:style-name="P9"><text:span text:style-name="T15">then run </text:span><text:span text:style-name="T10">sudo nginx -s reload</text:span><text:span text:style-name="T5"> </text:span><text:span text:style-name="T6">in cm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3:16:55.818217863</meta:creation-date>
    <dc:date>2025-02-12T23:31:37.439050689</dc:date>
    <meta:editing-duration>PT2M22S</meta:editing-duration>
    <meta:editing-cycles>1</meta:editing-cycles>
    <meta:document-statistic meta:table-count="0" meta:image-count="0" meta:object-count="0" meta:page-count="2" meta:paragraph-count="37" meta:word-count="169" meta:character-count="1020" meta:non-whitespace-character-count="866"/>
    <meta:generator>LibreOffice/24.2.7.2$Linux_X86_64 LibreOffice_project/420$Build-2</meta:generator>
  </office:meta>
</office:document-meta>
</file>